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Refere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onReference.ge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RegionReference( int regionClass , String regionName , RegionViewpor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onReference.get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onReference.get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addChildArea( Area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RegionReference( Region regionFO , RegionViewpor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get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setCTM(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getRegion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addBlock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getC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Reference.getReg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